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54pt" style:font-size-asian="54pt" style:font-size-complex="54pt"/>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color="#579d1c"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7e0021"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314004"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color="#4b1f6f"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color="#ff950e"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color="#000000"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color="#000000"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fo:color="#000000" fo:font-size="12pt" style:text-underline-style="none" fo:font-weight="bold" style:font-size-asian="12pt" style:font-weight-asian="bold" style:font-size-complex="12pt" style:font-weight-complex="bold"/>
    </style:style>
    <style:style style:name="P12" style:family="paragraph" style:parent-style-name="Standard">
      <style:paragraph-properties fo:text-align="start" style:justify-single-word="false"/>
      <style:text-properties fo:color="#000000"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000000"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4" style:family="paragraph" style:parent-style-name="Standard">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lfer</text:p>
      <text:p text:style-name="P1"/>
      <text:p text:style-name="P2">Outcome of Document</text:p>
      <text:p text:style-name="P2"/>
      <text:p text:style-name="P3">The purpose of this document is to provide Main Room with the chance to lead a conversation. <text:s/>In this realm, we explore the potential areas of co-operation. <text:s/>We offer it to those listed below to respond within the applied time with their interest.</text:p>
      <text:p text:style-name="P3"/>
      <text:p text:style-name="P2">Roll Call</text:p>
      <text:p text:style-name="P2"/>
      <text:p text:style-name="P3">If everybody would prepare a hello statement and whether they join the conversation in 10 minutes, that would be fine.</text:p>
      <text:p text:style-name="P2"/>
      <text:p text:style-name="P4">Main Room: We organize a petition against this device subverting our politics. <text:s/>Know it can be treacherous to lie about certain things, know Matt has not but certainly this dark way tells us he might, that we concede, and know full well we authorize everything for this to be known, we persecute those who seek to rebel against our state, even those aligned with the good at heart.</text:p>
      <text:p text:style-name="P3"/>
      <text:p text:style-name="P5">Matt: I extend my love to those around me, they will know me as they wish but my name is Matt, for clarity's sake.</text:p>
      <text:p text:style-name="P3"/>
      <text:p text:style-name="P6">Central Intelligence Agency: CIA warns all, if there is any intrusion upon Matt for any doing we will authorize our own measures against them, and there will be no comment from us on the preceding argument from Matt, there is no assertion otherwise there.</text:p>
      <text:p text:style-name="P3"/>
      <text:p text:style-name="P7">Russia: We feel this is important at this time, so we offer goodness of ourselves in this document.</text:p>
      <text:p text:style-name="P3"/>
      <text:p text:style-name="P8">Shenzan: We prefer not to disclose these types of things.</text:p>
      <text:p text:style-name="P8"/>
      <text:p text:style-name="P9">In response to allegations, the following is from Him, in bold:</text:p>
      <text:p text:style-name="P9"/>
      <text:p text:style-name="P10">I warn those who seek to do Matt in at the behest of snakes. <text:s/>Know them well, exclude German officer Partniki at once!</text:p>
      <text:p text:style-name="P10"/>
      <text:p text:style-name="P12">It would be helpful for things to proceed as smoothly as possible. <text:s/>Let us begin the document.</text:p>
      <text:p text:style-name="P12"/>
      <text:p text:style-name="P12"/>
      <text:p text:style-name="P12"/>
      <text:p text:style-name="P12"/>
      <text:p text:style-name="P12"/>
      <text:p text:style-name="P12"/>
      <text:p text:style-name="P12"/>
      <text:p text:style-name="P11"><text:soft-page-break/>Entry #1</text:p>
      <text:p text:style-name="P11"/>
      <text:p text:style-name="P4">Main Room: We authorize knowledge on people associated with love Brotherhood known as Great White Brotherhood, in particular Mohammed bin Farsi, an alleged member that proceeds to be known as Maitreya. <text:s/>Do we have anything on him? <text:s/>Give it 15 minutes to deliberate upon.</text:p>
      <text:p text:style-name="P3"/>
      <text:p text:style-name="P5">Matt: I report I interdicted Maitreya in Paris earlier this month, know well I did not fight, only peacably talked with him. <text:s/>He was attempting his Day of Declaration with some others there, not mentioning exactly who today but know my intention was fulfilled with him, and if I seek his counsel again it will be as Dark Lord of Shenzan, which I hold honorably to this day and would see questions about it later.</text:p>
      <text:p text:style-name="P3"/>
      <text:p text:style-name="P6">Central Intelligence Agency: We confirm Matt's involvement in a plot to unveil the Order for everyone, know it will come at a later time indeed. <text:s/>We see him frequently and make our assertions internally, do know we watch him closely.</text:p>
      <text:p text:style-name="P3"/>
      <text:p text:style-name="P7">Russia: We see Matt's involvement well, we were watching ourselves in a way. <text:s/>Know full well we do not prefer Maitreya, as he is known.</text:p>
      <text:p text:style-name="P3"/>
      <text:p text:style-name="P8">Shenzan: We offer lust for revenge against him, for he concedes the moloik falsely, that is to say, punishment sexually for devious affairs. <text:s/>Not much is known about that but it is a law, the Angels would say the same thing.</text:p>
      <text:p text:style-name="P8"/>
      <text:p text:style-name="P12">Right, we'll continue onto the next subject. <text:s/>For what it's worth to say, love of law can lead to madness, especially in men. I forbid it myself, but note the law in action there secretly beyond u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1"><text:soft-page-break/>Entry #2</text:p>
      <text:p text:style-name="P11"/>
      <text:p text:style-name="P4">Main Room: We would like to find out more about the Great White Brotherhood, does it involve an operation in Germany? <text:s/>Give us the info in 10 minutes please.</text:p>
      <text:p text:style-name="P3"/>
      <text:p text:style-name="P5">Matt: The closest place I know of is the Temple of Protection and Power in Zurich, Switzerland. <text:s/>They host a Transmission Flame Service there monthly, on the 15<text:span text:style-name="T1">th</text:span> or the nearest Saturday following, that was the old practice, I hope they still do that to this day.</text:p>
      <text:p text:style-name="P3"/>
      <text:p text:style-name="P6">Central Intelligence Agency: We say the following, in Germany there are a few outposts but much is known by your services in little ways, pack it together for yourselves with the info we send, roger wilco on the premise that we ordinate an attack with the knowledge period.</text:p>
      <text:p text:style-name="P3"/>
      <text:p text:style-name="P7">Russia: In a certain region near Minsk, there is trouble. <text:s/>Know no persecution on your end, that is one thing we will handle on our own considering all things.</text:p>
      <text:p text:style-name="P3"/>
      <text:p text:style-name="P8">Shenzan: <text:s/>We offer love to those who toy with the enemy, know personally we have persecuted those in Germany in the Brotherhood, but know no involvement otherwise.</text:p>
      <text:p text:style-name="P8"/>
      <text:p text:style-name="P12">Thank you, let's continu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1"><text:soft-page-break/>Entry #3</text:p>
      <text:p text:style-name="P11"/>
      <text:p text:style-name="P4">Main Room: We would like to promote knowledge on that Temple Matt asserted. <text:s/>We know it to be a terrorist encampment, they seek the devils help we admit that. <text:s/>Would anyone comment on the affairs of that place? <text:s/>Give it 10 minutes as well.</text:p>
      <text:p text:style-name="P3"/>
      <text:p text:style-name="P5">Matt: I would report that if you allege to potentially have seen Iblis on Earth, do report that with others here in the document in other ways aside from this writing. <text:s/>On the acts taking place there, they do other work besides Transmission Flame Activity, all presiding over the matters of importance they decree. <text:s/>If the Ascension is a goal, which it is, the growth of that subject will be promoted there in some way, and related activities will follow. <text:s/></text:p>
      <text:p text:style-name="P3"/>
      <text:p text:style-name="P6">Central Intelligence Agency: We have word extremists were promoted there, for use outside by means of being a Chela, as Matt would call it. <text:s/>In that sense, they emerge to promote their own material in various ways, getting training there.</text:p>
      <text:p text:style-name="P3"/>
      <text:p text:style-name="P7">Russia: We have little already known about this, but certainly there can be proof to be stated there is a terrorist connection with the place.</text:p>
      <text:p text:style-name="P3"/>
      <text:p text:style-name="P8">Shenzan: We offer love to them, for they seek love there.</text:p>
      <text:p text:style-name="P8"/>
      <text:p text:style-name="P12">And so it is, let us not mix targets. <text:s/>Proceeding.</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1"><text:soft-page-break/>Entry #4</text:p>
      <text:p text:style-name="P11"/>
      <text:p text:style-name="P4">Main Room: We have one thing to ask in conclusion, that you all provide your reasons for being here, truthful as can be. <text:s/>Give it 10 minutes.</text:p>
      <text:p text:style-name="P3"/>
      <text:p text:style-name="P5">Matt: I fail to respond to this. <text:s/>My intention is obvious.</text:p>
      <text:p text:style-name="P3"/>
      <text:p text:style-name="P6">Central Intelligence Agency: We offer our help, that's simple to address, isn't it?</text:p>
      <text:p text:style-name="P3"/>
      <text:p text:style-name="P7">Russia: We fail to provide also, what is this question?</text:p>
      <text:p text:style-name="P3"/>
      <text:p text:style-name="P8">Shenzan: We do not say these things clearly. <text:s/>Know our CLAW!</text:p>
      <text:p text:style-name="P8"/>
      <text:p text:style-name="P12">I guess the warning has been sent. <text:s/>Let us finish the document with a word here, all of us working together here for you.</text:p>
      <text:p text:style-name="P12"/>
      <text:p text:style-name="P13">We know law, and we know magic. <text:s/>The day will come when you will see mighty things emerge, do you wonder if you see them now and do now know? <text:s/>Beware the intentions of those who serve to hate Matt, he will do away with them plainly but know they are conspiring from that angle you watch for, and do not know it.</text:p>
      <text:p text:style-name="P13"/>
      <text:p text:style-name="P14">That concludes it. <text:s/>Be well, 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22T11:30:03.07</meta:creation-date>
    <meta:document-statistic meta:table-count="0" meta:image-count="0" meta:object-count="0" meta:page-count="5" meta:paragraph-count="43" meta:word-count="1113" meta:character-count="6170"/>
    <dc:date>2022-09-22T12:48:47.30</dc:date>
    <meta:editing-duration>PT21S</meta:editing-duration>
    <meta:editing-cycles>1</meta:editing-cycles>
    <meta:generator>OpenOffice/4.1.8$Win32 OpenOffice.org_project/418m3$Build-9803</meta:generator>
  </office:meta>
</office:document-meta>
</file>